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fo:color="#000000" style:font-name="Droid Sans Mono" fo:font-size="10.5pt" fo:font-weight="bold" officeooo:rsid="0009409f" fo:background-color="transparent" style:font-weight-asian="bold" style:font-weight-complex="bold"/>
    </style:style>
    <style:style style:name="P2" style:family="paragraph" style:parent-style-name="Heading_20_2">
      <style:text-properties fo:color="#000000" style:font-name="Droid Sans Mono" fo:font-size="10.5pt" fo:font-weight="bold" officeooo:rsid="0009409f" fo:background-color="transparent" style:font-name-asian="Noto Serif CJK SC" style:font-size-asian="18pt" style:font-weight-asian="bold" style:font-name-complex="Lohit Devanagari" style:font-size-complex="18pt"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font-weight="normal" fo:background-color="transparent"/>
    </style:style>
    <style:style style:name="P4" style:family="paragraph" style:parent-style-name="Standard">
      <style:paragraph-properties style:line-height-at-least="0.503cm" fo:text-align="justify" style:justify-single-word="false"/>
      <style:text-properties fo:color="#000000" style:font-name="Droid Sans Mono" fo:font-size="10.5pt"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font-weight="bold" officeooo:rsid="000a5a66" officeooo:paragraph-rsid="000a5a66" fo:background-color="transparent"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officeooo:rsid="000ccd37" officeooo:paragraph-rsid="000ccd37" style:font-weight-asian="bold" style:font-weight-complex="bold"/>
    </style:style>
    <style:style style:name="P8" style:family="paragraph" style:parent-style-name="Standard">
      <style:paragraph-properties fo:text-align="justify" style:justify-single-word="false"/>
      <style:text-properties fo:language="en" fo:country="US"/>
    </style:style>
    <style:style style:name="P9" style:family="paragraph" style:parent-style-name="Text_20_body">
      <style:text-properties fo:color="#000000" style:font-name="Droid Sans Mono" fo:font-size="10.5pt" fo:font-weight="normal" fo:background-color="transparent"/>
    </style:style>
    <style:style style:name="P10" style:family="paragraph" style:parent-style-name="Text_20_body">
      <style:text-properties fo:color="#000000" style:font-name="Droid Sans Mono" fo:font-size="10.5pt" fo:font-weight="normal" officeooo:rsid="000b5629" officeooo:paragraph-rsid="000b5629" fo:background-color="transparent"/>
    </style:style>
    <style:style style:name="P11" style:family="paragraph" style:parent-style-name="Text_20_body">
      <style:text-properties fo:color="#000000" style:font-name="Droid Sans Mono" fo:font-size="10.5pt" fo:font-weight="normal" officeooo:rsid="000fa81d" officeooo:paragraph-rsid="000fa81d" fo:background-color="transparent"/>
    </style:style>
    <style:style style:name="P12" style:family="paragraph" style:parent-style-name="Text_20_body">
      <style:text-properties fo:color="#000000" style:font-name="Droid Sans Mono" fo:font-size="10.5pt" fo:font-weight="bold" officeooo:rsid="000b5629" officeooo:paragraph-rsid="000b5629" fo:background-color="transparent" style:font-weight-asian="bold" style:font-weight-complex="bold"/>
    </style:style>
    <style:style style:name="P13" style:family="paragraph" style:parent-style-name="Text_20_body">
      <style:paragraph-properties fo:text-align="justify" style:justify-single-word="false"/>
      <style:text-properties officeooo:paragraph-rsid="000ccd37"/>
    </style:style>
    <style:style style:name="T1" style:family="text">
      <style:text-properties officeooo:rsid="000b5629"/>
    </style:style>
    <style:style style:name="T2" style:family="text">
      <style:text-properties officeooo:rsid="000ccd37"/>
    </style:style>
    <style:style style:name="T3" style:family="text">
      <style:text-properties fo:color="#000000" style:font-name="Droid Sans Mono" fo:font-size="10.5pt" fo:font-weight="bold" officeooo:rsid="000ccd37" fo:background-color="transparent" loext:char-shading-value="0" style:font-weight-asian="bold" style:font-weight-complex="bold"/>
    </style:style>
    <style:style style:name="T4" style:family="text">
      <style:text-properties fo:color="#000000" style:font-name="Droid Sans Mono" fo:font-size="10.5pt" fo:font-weight="bold" officeooo:rsid="000b5629" fo:background-color="transparent" loext:char-shading-value="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USE ROCKET</text:p>
      <text:p text:style-name="P5"/>
      <text:p text:style-name="P4">Abstract</text:p>
      <text:p text:style-name="P3">The aim of the project is to define the best transactions opportunities within the House Rocket portfolio. To find what houses should be bought, two approach were took. First, a general comparison between houses with same condition and same region was done. With this approach the expected profit was, in average, XX%. The second approach takes the effects of the features of the houses to refine the analysis trying to find high proftable opportunities. Based in the houses features, 10 hypothesis were checked, and for the validateds hypothesis the expected profit, in average, was XX%. The best time to sold the houses were difined in the historical prices, considering the four year seasons. For houses near to water the summer time is the best time to sold, with increase of XX% in the profit in comparison with the same house sold in the winter time.</text:p>
      <text:p text:style-name="P6"/>
      <text:h text:style-name="P1" text:outline-level="2"><text:bookmark text:name="business-understanding"/>Business understanding.</text:h>
      <text:p text:style-name="P9"><text:span text:style-name="T1">T</text:span>here are about 21k houses with</text:p>
      <text:h text:style-name="P2" text:outline-level="2"><text:bookmark text:name="premisses-and-assumptions"/>Premisses and assumptions</text:h>
      <text:p text:style-name="P9">1 - The price comparison will be made only for houses with same condition and in the same region.</text:p>
      <text:p text:style-name="P9">2 - The outliers will be removed, and will not be analzed.</text:p>
      <text:p text:style-name="P11">3 – The profit was evaluated considering the houses were sold by the median price.</text:p>
      <text:p text:style-name="P9"/>
      <text:p text:style-name="P12">Results.</text:p>
      <text:p text:style-name="P10">sfdsf</text:p>
      <text:p text:style-name="P12">House to be bought in the first approach.</text:p>
      <text:p text:style-name="P10">sfsd</text:p>
      <text:p text:style-name="P12">House to be bought in the second approach.</text:p>
      <text:p text:style-name="P10">sdfsd</text:p>
      <text:p text:style-name="P10"/>
      <text:p text:style-name="P12">Conclusion.</text:p>
      <text:p text:style-name="P10">fsdfsd</text:p>
      <text:p text:style-name="P10"/>
      <text:p text:style-name="P12">Next Steps.</text:p>
      <text:p text:style-name="P10">fsdfsd</text:p>
      <text:p text:style-name="P8"/>
      <text:p text:style-name="P13"><text:span text:style-name="T3">Appendix</text:span><text:span text:style-name="T4">.</text:spa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0T08:53:42.540442936</dc:date>
    <meta:editing-duration>PT13M9S</meta:editing-duration>
    <meta:editing-cycles>6</meta:editing-cycles>
    <meta:document-statistic meta:table-count="0" meta:image-count="0" meta:object-count="0" meta:page-count="1" meta:paragraph-count="20" meta:word-count="230" meta:character-count="1340" meta:non-whitespace-character-count="1129"/>
  </office:meta>
</office:document-meta>
</file>